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value-type" style:repeat-content="false"/>
      <style:paragraph-properties fo:margin-left="0pt"/>
    </style:style>
    <style:style style:name="ce6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.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ut Brds</text:p>
          </table:table-cell>
          <table:table-cell table:style-name="ce1" office:value-type="string" calcext:value-type="string">
            <text:p>Cut Len (in)</text:p>
          </table:table-cell>
          <table:table-cell table:style-name="ce1" office:value-type="string" calcext:value-type="string">
            <text:p>Cut Len (ft)</text:p>
          </table:table-cell>
          <table:table-cell table:style-name="ce1" office:value-type="string" calcext:value-type="string">
            <text:p>Wasteag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op Choice #2 Kiln-Dried Douglas-Fir S4S Dimensional Lumber (Common: 2 x 10 x 8; Actual: 1.5-in x 9.25-in x 96-in)</text:p>
          </table:table-cell>
          <table:table-cell table:style-name="ce5" office:value-type="float" office:value="8.09" calcext:value-type="float">
            <text:p>8.09</text:p>
          </table:table-cell>
          <table:table-cell table:formula="of:=[.A3]*[.C3]" office:value-type="float" office:value="32.36" calcext:value-type="float">
            <text:p>32.3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" table:formula="of:=[.F3]/12" office:value-type="float" office:value="6.66666666666667" calcext:value-type="float">
            <text:p>6.67</text:p>
          </table:table-cell>
          <table:table-cell table:style-name="ce6" table:formula="of:=[.G3]-[.$G$1]" office:value-type="float" office:value="-1.33333333333333" calcext:value-type="float">
            <text:p>-1.3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ir Sheathing Plywood 15/32 CAT PS1-09 (Common: 15/32-in x 4-ft x 8-ft; Actual: 0.438-in x 47.9375-in x 95.9375-in)</text:p>
          </table:table-cell>
          <table:table-cell table:style-name="ce4" office:value-type="float" office:value="17.65" calcext:value-type="float">
            <text:p>17.65</text:p>
          </table:table-cell>
          <table:table-cell table:formula="of:=[.A4]*[.C4]" office:value-type="float" office:value="35.3" calcext:value-type="float">
            <text:p>35.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style-name="ce6" table:formula="of:=[.F4]/12" office:value-type="float" office:value="5.25" calcext:value-type="float">
            <text:p>5.25</text:p>
          </table:table-cell>
          <table:table-cell table:style-name="ce6" table:formula="of:=[.G4]-[.$G$1]" office:value-type="float" office:value="-2.75" calcext:value-type="float">
            <text:p>-2.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nley-National Hardware 2-1/2-in Metallic Corner Brace</text:p>
          </table:table-cell>
          <table:table-cell office:value-type="float" office:value="3.97" calcext:value-type="float">
            <text:p>3.97</text:p>
          </table:table-cell>
          <table:table-cell table:formula="of:=[.A5]*[.C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ional 4-Pack 2-in Galvanized Corner Brace</text:p>
          </table:table-cell>
          <table:table-cell office:value-type="float" office:value="3.97" calcext:value-type="float">
            <text:p>3.97</text:p>
          </table:table-cell>
          <table:table-cell table:formula="of:=[.A6]*[.C6]" office:value-type="float" office:value="7.94" calcext:value-type="float">
            <text:p>7.9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38” Wood screws</text:p>
          </table:table-cell>
          <table:table-cell office:value-type="float" office:value="1.24" calcext:value-type="float">
            <text:p>1.24</text:p>
          </table:table-cell>
          <table:table-cell table:style-name="Default" table:formula="of:=[.A7]/8*[.C7]" office:value-type="float" office:value="4.96" calcext:value-type="float">
            <text:p>4.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formula="of:=SUM([.D3:.D7])" office:value-type="float" office:value="80.56" calcext:value-type="float">
            <text:p>80.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Fisher</meta:initial-creator>
    <meta:creation-date>2015-07-17T06:39:58.398956054</meta:creation-date>
    <dc:date>2015-07-17T07:39:19.521789960</dc:date>
    <dc:creator>John Fisher</dc:creator>
    <meta:editing-duration>PT44M9S</meta:editing-duration>
    <meta:editing-cycles>7</meta:editing-cycles>
    <meta:generator>LibreOffice/4.4.4.3$Linux_X86_64 LibreOffice_project/40$Build-3</meta:generator>
    <meta:document-statistic meta:table-count="1" meta:cell-count="39" meta:object-count="0"/>
  </office:meta>
</office:document-meta>
</file>